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4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ime elapsed was 507802948195ns or 507.802948195s</text:p>
          </table:table-cell>
          <table:table-cell/>
          <table:table-cell office:value-type="float" office:value="507.802948195" calcext:value-type="float">
            <text:p>507.802948195</text:p>
          </table:table-cell>
        </table:table-row>
        <table:table-row table:style-name="ro1">
          <table:table-cell office:value-type="string" calcext:value-type="string">
            <text:p><text:span text:style-name="T1">Time elapsed was 505052444583ns or 505.052444583</text:span>s</text:p>
          </table:table-cell>
          <table:table-cell/>
          <table:table-cell office:value-type="float" office:value="505.052444583" calcext:value-type="float">
            <text:p>505.052444583</text:p>
          </table:table-cell>
        </table:table-row>
        <table:table-row table:style-name="ro1">
          <table:table-cell office:value-type="string" calcext:value-type="string">
            <text:p><text:span text:style-name="T1">Time elapsed was 504622884994ns or 504.622884994</text:span>s</text:p>
          </table:table-cell>
          <table:table-cell/>
          <table:table-cell office:value-type="float" office:value="504.622884994" calcext:value-type="float">
            <text:p>504.622884994</text:p>
          </table:table-cell>
        </table:table-row>
        <table:table-row table:style-name="ro1">
          <table:table-cell office:value-type="string" calcext:value-type="string">
            <text:p><text:span text:style-name="T1">Time elapsed was 506388747732ns or 506.388747732</text:span>s</text:p>
          </table:table-cell>
          <table:table-cell/>
          <table:table-cell office:value-type="float" office:value="506.388747732" calcext:value-type="float">
            <text:p>506.388747732</text:p>
          </table:table-cell>
        </table:table-row>
        <table:table-row table:style-name="ro1">
          <table:table-cell office:value-type="string" calcext:value-type="string">
            <text:p><text:span text:style-name="T1">Time elapsed was 505371101795</text:span>ns or 505.371101795s</text:p>
          </table:table-cell>
          <table:table-cell/>
          <table:table-cell office:value-type="float" office:value="505.371101795" calcext:value-type="float">
            <text:p>505.371101795</text:p>
          </table:table-cell>
        </table:table-row>
        <table:table-row table:style-name="ro1">
          <table:table-cell office:value-type="string" calcext:value-type="string">
            <text:p><text:span text:style-name="T1">Time elapsed was 505581159785ns or 505.581159785</text:span>s</text:p>
          </table:table-cell>
          <table:table-cell/>
          <table:table-cell office:value-type="float" office:value="505.581159785" calcext:value-type="float">
            <text:p>505.581159785</text:p>
          </table:table-cell>
        </table:table-row>
        <table:table-row table:style-name="ro1">
          <table:table-cell office:value-type="string" calcext:value-type="string">
            <text:p><text:span text:style-name="T1">Time elapsed was 505041476861ns or 505.041476861</text:span>s</text:p>
          </table:table-cell>
          <table:table-cell/>
          <table:table-cell office:value-type="float" office:value="505.041476861" calcext:value-type="float">
            <text:p>505.041476861</text:p>
          </table:table-cell>
        </table:table-row>
        <table:table-row table:style-name="ro1">
          <table:table-cell office:value-type="string" calcext:value-type="string">
            <text:p><text:span text:style-name="T1">Time elapsed was 506176352526ns or 506.176352526</text:span>s</text:p>
          </table:table-cell>
          <table:table-cell/>
          <table:table-cell office:value-type="float" office:value="506.176352526" calcext:value-type="float">
            <text:p>506.176352526</text:p>
          </table:table-cell>
        </table:table-row>
        <table:table-row table:style-name="ro1">
          <table:table-cell office:value-type="string" calcext:value-type="string">
            <text:p><text:span text:style-name="T1">Time elapsed was 505082524216ns or 505.082524216</text:span>s</text:p>
          </table:table-cell>
          <table:table-cell/>
          <table:table-cell office:value-type="float" office:value="505.082524216" calcext:value-type="float">
            <text:p>505.082524216</text:p>
          </table:table-cell>
        </table:table-row>
        <table:table-row table:style-name="ro1">
          <table:table-cell office:value-type="string" calcext:value-type="string">
            <text:p><text:span text:style-name="T1">Time elapsed was 504023639823ns or 504.023639823</text:span>s</text:p>
          </table:table-cell>
          <table:table-cell/>
          <table:table-cell office:value-type="float" office:value="504.023639823" calcext:value-type="float">
            <text:p>504.023639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 second</text:p>
          </table:table-cell>
          <table:table-cell/>
          <table:table-cell table:formula="of:=AVERAGE([.C1:.C10])" office:value-type="float" office:value="505.514328051" calcext:value-type="float">
            <text:p>505.514328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1:50:17.442518906</meta:creation-date>
    <dc:date>2019-11-30T12:10:36.507966787</dc:date>
    <meta:editing-duration>PT9M18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